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287.4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big_20_3D.csv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g 3D.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BOM: OLSK Big 3D Printer v1</text:p>
          </table:table-cell>
          <table:covered-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art Name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Main Frame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luminum Profile 6060 Nut 6 1200mm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luminum Profile 6060 Nut 6 1080mm 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luminum Profile 3030 Nut 6 150mm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6060 Bracket 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030 Bracke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Housing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ectronics Cover (Bent Aluminum Composite)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Back Left Pannel (Aluminum Composite)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Back Left Pannel A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Back Left Pannel B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Back Pannel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Front Left Pannel (Bent 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Front Left Pannel (Bent 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Front Right Pannel (Bent 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Back Right Pannel A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Back Right Pannel B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Back Right Pannel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Front Right Pannel (Bent 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Magnet Holder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ttom Magnet Spacer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Magnet Holder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p Magnet Spacer (Aluminum Composite)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eodymium Magnets 30x2mm Round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60 Aluminum Hinge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lastic Handle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ster with Brake 80m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Drag Chain Guide (L 30x20x2 Aluminum Profile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ide Window (6mm Acrylic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ck Window (6mm Acrylic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ront Door (6mm Acrylic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pool Axis (PVC pipe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ool Axis Holder (Laser cutted acrylic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ool Axis Stopper (Laser cutted acrylic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Bed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Bracket 60x60x30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d (Milled Aluminum Plate)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Aluminum Profile 3060 Nut 8 1225mm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uminum Profile 3060 Nut 8 525mm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uminum Profile 3060 Nut 8 1080mm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ower Bed Reinforcement (L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wer Bed Reinforcement (X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X Axis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 23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uminum Profile 3030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aring 637/8 ZZ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 Linear Carriage HGH15C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Motor Plate (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ulley 40T 10m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T2 Belt 10m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lley Support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ain holder - (Bent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Drag Chain <text:s/>(J15BF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Drag Chain Support (L 30x70x2 Aluminum Profile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Linear Rail H15C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 Gantry Support (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Linear Carriage HGH15C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Y Axis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 24 Dual Shaft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near Shaft 12mm 600mm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haft Coupler 8 to 12mm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 Shaft Bearing Bracket (POM milled)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aring 61801-2Z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aring 61901-ZZ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30 bracket 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T2 Belt 10mm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ring 637/8 ZZ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 Shaft Support (POM milled)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ulley 40T 10m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Motor Holder (POM milled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Limit Switch Bracket (Bent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Drag Chain 18x25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 Linear Rail H15C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Z Axis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 24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Aluminum Profile 3030 Nut 6 1330mm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aring Spacer 636 ZZ 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ring 636 ZZ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near Shaft 20mm 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ead Screw TR20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TM M3 Belt 10mm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rass Nut TR4x20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reaing 6001 ZZ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d Corner Support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ottom Shaft and Screw Base Mount (POM milled)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ulley HTD M3 9mm 40T Bore 8m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ulley HTD M3 9mm 20T Bore 8mm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p Shaft and Screw Base Mount (POM milled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 Motor Holder (POM milled)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gular Bearing 3201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near Bearing 20mm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Extruder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epper Motor Nema 17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6 Heatbreak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itan Aero Extruder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 Probe Holder (Bent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ductive Sensor LJ12A3-4-Z-AX NPN NC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ing Block (Milled Copper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Mounting Plate (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perVolcano Nozzle 1.4m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dial Fan Sunon MF50152VX-1L01C-Q99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Fan Sunon EB4020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an Bracket (Bent 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Drag Chain Holder (Milled Aluminum)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be FIlament Guide (External 12mm pipe)</text:p>
          </table:table-cell>
          <table:table-cell table:number-columns-repeated="4"/>
          <table:table-cell table:style-name="ce10"/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lament guide (PTFE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7" office:value-type="string" calcext:value-type="string">
            <text:p>Electronics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epper Motor Driver dm556 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iring Finger Duct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 Type A to mini USB - Panel Mount Adapter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ductive Sensor LJ12A3-4-Z-AX NPN NC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SR-40 DA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Plug 20A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wer Switch 20A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v 1000w Power Supply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able Gland PG16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in Board - BIGTREETECH SKR 2 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reen - BIGTREETECH TFT35 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7" office:value-type="string" calcext:value-type="string">
            <text:p>Cables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ing Cartridge Cable 5.1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ing Sensor Cable 5.1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ing Bed Cable 2.3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ating Bed Sensor 2.3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truder Motor Cable 5.1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Motor Cable 3.7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Motor Cable 3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 Motor Cable 0.7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Z Inductive Sensor Cable 5.1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 Inductive Sensor Cable 3.7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 Inductive Sensor Cable 2.3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reen Cable 5.1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an Cable 5.1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 1 Cable 0.8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C 2 Cable 0.6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rth Cable 0.25m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river Cable 0.6m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mit Switch Cable 0.12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C Cable to Main Board 0.9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C Cable to Sensor Board 0.6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SR to Main Board 0.6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C to Drivers 1.3m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SR to AC 0.5m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7" office:value-type="string" calcext:value-type="string">
            <text:p>Fasteners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-screw M3-12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-screw M3-8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-screw M4-8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-screw M5-12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-screw M5-8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-screw M6-10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B-screw M6-12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B-screw M6-16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B-screw M8-20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-screw M8-70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-screw M12-70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screw M2-5.5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-screw M3-10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screw M3-14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-screw M4-10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-screw M4-12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C-screw M4-16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screw M4-25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-screw M4-30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screw M4-8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screw M5-12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-screw M5-20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-screw M5-35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screw M6-12</text:p>
          </table:table-cell>
          <table:table-cell table:number-columns-repeated="1022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office:value-type="string" calcext:value-type="string">
            <text:p>C-screw M6-14</text:p>
          </table:table-cell>
          <table:table-cell table:number-columns-repeated="1022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C-screw M6-16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C-screw M6-20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C-screw M6-35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screw M6-45</text:p>
          </table:table-cell>
          <table:table-cell table:number-columns-repeated="102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C-screw M6-50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-screw M8-20</text:p>
          </table:table-cell>
          <table:table-cell table:number-columns-repeated="4"/>
          <table:table-cell table:style-name="ce10"/>
          <table:table-cell table:number-columns-repeated="101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ountersunk Screw M6-12</text:p>
          </table:table-cell>
          <table:table-cell table:number-columns-repeated="4"/>
          <table:table-cell table:style-name="ce10"/>
          <table:table-cell table:number-columns-repeated="101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Countersunk Screw M6-6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Countersunk Screw M6-8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ountersunk Screw M8-12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ock Nut M12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Lock Nut M4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ock Nut M5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Lock Nut M6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Lock Nut M8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an Head Screw M2-6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lastic Screw M3-8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ndoff M-F M3 10+6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ndoff M-F M3 20+6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andoff M-F M3 6+6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T-nut M4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-nut M5</text:p>
          </table:table-cell>
          <table:table-cell table:number-columns-repeated="1022"/>
        </table:table-row>
        <table:table-row table:style-name="ro2">
          <table:table-cell table:style-name="ce4" office:value-type="float" office:value="559" calcext:value-type="float">
            <text:p>559</text:p>
          </table:table-cell>
          <table:table-cell table:style-name="ce4" office:value-type="string" calcext:value-type="string">
            <text:p>T-nut M6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-nut M8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Washer <text:s/>M6 Large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asher <text:s/>M8 Big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asher M12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Washer M5</text:p>
          </table:table-cell>
          <table:table-cell table:number-columns-repeated="1022"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Washer M6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asher M8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Wire Fixer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ire Holder</text:p>
          </table:table-cell>
          <table:table-cell table:number-columns-repeated="102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g_20_3D.csv" style:display-name="PageStyle_big 3D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3" meta:object-count="0"/>
    <meta:generator>LibreOfficeDev/6.0.5.2$Linux_X86_64 LibreOffice_project/</meta:generator>
  </office:meta>
</office:document-meta>
</file>